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min-height="0.4cm" fo:min-width="8.25cm" fo:padding-top="0.2cm" fo:padding-bottom="0.2cm" fo:padding-left="0.325cm" fo:padding-right="0.325cm"/>
    </style:style>
    <style:style style:name="gr2" style:family="graphic" style:parent-style-name="objectwithoutfill">
      <style:graphic-properties svg:stroke-width="0.049cm" draw:marker-start-width="0.273cm" draw:marker-end-width="0.273cm" draw:fill="none" draw:textarea-vertical-align="middle" fo:padding-top="0.149cm" fo:padding-bottom="0.149cm" fo:padding-left="0.274cm" fo:padding-right="0.274cm"/>
    </style:style>
    <style:style style:name="gr3" style:family="graphic" style:parent-style-name="objectwithoutfill">
      <style:graphic-properties svg:stroke-width="0.201cm" draw:marker-start-width="0.501cm" draw:marker-end-width="0.50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min-height="0.8cm" fo:min-width="0.55cm" fo:padding-top="0.2cm" fo:padding-bottom="0.2cm" fo:padding-left="0.325cm" fo:padding-right="0.325cm"/>
    </style:style>
    <style:style style:name="gr5" style:family="graphic" style:parent-style-name="measure">
      <style:graphic-properties draw:textarea-vertical-align="middle" draw:line-distance="1.4cm" draw:placing="above"/>
    </style:style>
    <style:style style:name="gr6" style:family="graphic" style:parent-style-name="measure">
      <style:graphic-properties draw:textarea-vertical-align="middle" draw:line-distance="1.5cm" draw:placing="above"/>
    </style:style>
    <style:style style:name="gr7" style:family="graphic" style:parent-style-name="measure">
      <style:graphic-properties draw:textarea-vertical-align="middle" draw:line-distance="2.3cm" draw:placing="abov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4.527cm" fo:padding-top="0.1cm" fo:padding-bottom="0.1cm" fo:padding-left="0.1cm" fo:padding-right="0.1cm"/>
    </style:style>
    <style:style style:name="gr9" style:family="graphic" style:parent-style-name="standard">
      <style:graphic-properties draw:stroke="none" svg:stroke-color="#000000" draw:fill="none" draw:fill-color="#ffffff" draw:opacity="100%" draw:textarea-horizontal-align="left" draw:textarea-vertical-align="middle" draw:auto-grow-height="true" draw:auto-grow-width="false" fo:min-height="0.535cm" fo:min-width="0cm" fo:padding-top="0.1cm" fo:padding-bottom="0.1cm" fo:padding-left="0.1cm" fo:padding-right="0.1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opacity="100%" draw:textarea-horizontal-align="left" draw:textarea-vertical-align="middle" draw:auto-grow-height="true" draw:auto-grow-width="false" fo:min-height="0.268cm" fo:min-width="0cm" fo:padding-top="0.1cm" fo:padding-bottom="0.1cm" fo:padding-left="0.1cm" fo:padding-right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4cm" fo:min-width="5.078cm" fo:padding-top="0.1cm" fo:padding-bottom="0.1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 draw:opacity="100%"/>
      <style:text-properties fo:font-size="8pt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9cm" svg:height="0.8cm" svg:x="8.9cm" svg:y="9.1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6" draw:id="id6" draw:layer="layout" svg:x1="7.4cm" svg:y1="8.9cm" svg:x2="7cm" svg:y2="8.8cm">
          <text:p/>
        </draw:line>
        <draw:line draw:style-name="gr2" draw:text-style-name="P2" draw:layer="layout" svg:x1="7.4cm" svg:y1="9.2cm" svg:x2="7cm" svg:y2="9.1cm">
          <text:p/>
        </draw:line>
        <draw:line draw:style-name="gr2" draw:text-style-name="P2" draw:layer="layout" svg:x1="8.9cm" svg:y1="9.8cm" svg:x2="7cm" svg:y2="10.2cm">
          <text:p/>
        </draw:line>
        <draw:line draw:style-name="gr3" draw:text-style-name="P2" draw:layer="layout" svg:x1="8.9cm" svg:y1="9.2cm" svg:x2="7.4cm" svg:y2="8.9cm">
          <text:p/>
        </draw:line>
        <draw:line draw:style-name="gr3" draw:text-style-name="P2" draw:layer="layout" svg:x1="8.9cm" svg:y1="9.4cm" svg:x2="7.4cm" svg:y2="9.2cm">
          <text:p/>
        </draw:line>
        <draw:line draw:style-name="gr2" draw:text-style-name="P2" draw:layer="layout" svg:x1="7.4cm" svg:y1="9.8cm" svg:x2="7cm" svg:y2="9.9cm">
          <text:p/>
        </draw:line>
        <draw:line draw:style-name="gr2" draw:text-style-name="P2" draw:layer="layout" svg:x1="8.9cm" svg:y1="9.8cm" svg:x2="7cm" svg:y2="10.2cm">
          <text:p/>
        </draw:line>
        <draw:line draw:style-name="gr3" draw:text-style-name="P2" draw:layer="layout" svg:x1="8.9cm" svg:y1="9.6cm" svg:x2="7.4cm" svg:y2="9.8cm">
          <text:p/>
        </draw:line>
        <draw:line draw:style-name="gr3" draw:text-style-name="P2" draw:layer="layout" svg:x1="8.9cm" svg:y1="9.8cm" svg:x2="7.4cm" svg:y2="10.1cm">
          <text:p/>
        </draw:line>
        <draw:line draw:style-name="gr3" draw:text-style-name="P2" draw:layer="layout" svg:x1="20cm" svg:y1="9.3cm" svg:x2="17.8cm" svg:y2="9.3cm">
          <text:p/>
        </draw:line>
        <draw:line draw:style-name="gr3" draw:text-style-name="P2" draw:layer="layout" svg:x1="20cm" svg:y1="9.7cm" svg:x2="17.8cm" svg:y2="9.7cm">
          <text:p/>
        </draw:line>
        <draw:custom-shape draw:style-name="gr4" draw:text-style-name="P1" xml:id="id3" draw:id="id3" draw:layer="layout" svg:width="1.2cm" svg:height="1.2cm" svg:x="20cm" svg:y="8.9cm">
          <text:p/>
          <draw:enhanced-geometry svg:viewBox="0 0 21600 21600" draw:type="rectangle" draw:enhanced-path="M 0 0 L 21600 0 21600 21600 0 21600 0 0 Z N"/>
        </draw:custom-shape>
        <draw:measure draw:style-name="gr5" draw:text-style-name="P3" draw:layer="measurelines" svg:x1="20cm" svg:y1="9.9cm" svg:x2="17.8cm" svg:y2="9.9cm">
          <text:p text:style-name="P3"><text:span text:style-name="T1"><text:s/></text:span><text:span text:style-name="T1">20</text:span></text:p>
        </draw:measure>
        <draw:measure draw:style-name="gr6" draw:text-style-name="P3" draw:layer="layout" svg:x1="8.9cm" svg:y1="10cm" svg:x2="7.4cm" svg:y2="10cm">
          <text:p text:style-name="P3"><text:span text:style-name="T1">9</text:span></text:p>
        </draw:measure>
        <draw:measure draw:style-name="gr6" draw:text-style-name="P3" draw:layer="layout" svg:x1="7.4cm" svg:y1="10cm" svg:x2="7cm" svg:y2="10cm">
          <text:p text:style-name="P3"><text:span text:style-name="T1">2</text:span></text:p>
        </draw:measure>
        <draw:measure draw:style-name="gr7" draw:text-style-name="P3" draw:layer="layout" svg:x1="20cm" svg:y1="10cm" svg:x2="7cm" svg:y2="10cm">
          <text:p text:style-name="P3"><text:span text:style-name="T1">1 metre nominal</text:span></text:p>
        </draw:measure>
        <draw:frame draw:style-name="gr8" draw:text-style-name="P4" xml:id="id4" draw:id="id4" draw:layer="layout" svg:width="4.727cm" svg:height="0.735cm" svg:x="21.1cm" svg:y="11.065cm">
          <draw:text-box>
            <text:p><text:span text:style-name="T2">Molex Milligrid 51110-0452 housing</text:span></text:p>
            <text:p><text:span text:style-name="T2">Molex Milligrid 50394-8100 contacts</text:span></text:p>
          </draw:text-box>
        </draw:frame>
        <draw:frame draw:style-name="gr9" draw:text-style-name="P5" xml:id="id1" draw:id="id1" draw:layer="layout" svg:width="3.025cm" svg:height="0.735cm" svg:x="9.7cm" svg:y="7.892cm">
          <draw:text-box>
            <text:p><text:span text:style-name="T2">4-core flexible cable</text:span></text:p>
            <text:p><text:span text:style-name="T2">⌀</text:span><text:span text:style-name="T2">4 outside diameter</text:span></text:p>
          </draw:text-box>
        </draw:frame>
        <draw:connector draw:style-name="gr10" draw:text-style-name="P2" draw:layer="layout" draw:type="line" svg:x1="12.725cm" svg:y1="8.259cm" svg:x2="13.35cm" svg:y2="9.1cm" draw:start-shape="id1" draw:start-glue-point="1" draw:end-shape="id2" svg:d="M12725 8259l625 841" svg:viewBox="0 0 626 842">
          <text:p/>
        </draw:connector>
        <draw:connector draw:style-name="gr10" draw:text-style-name="P2" draw:layer="layout" draw:type="line" svg:x1="20.6cm" svg:y1="10.1cm" svg:x2="21.1cm" svg:y2="11.432cm" draw:start-shape="id3" draw:start-glue-point="2" draw:end-shape="id4" draw:end-glue-point="3" svg:d="M20600 10100l500 1332" svg:viewBox="0 0 501 1333">
          <text:p/>
        </draw:connector>
        <draw:frame draw:style-name="gr11" draw:text-style-name="P5" xml:id="id5" draw:id="id5" draw:layer="layout" svg:width="2.725cm" svg:height="0.468cm" svg:x="7.675cm" svg:y="7.4cm">
          <draw:text-box>
            <text:p><text:span text:style-name="T2">Tinned ends</text:span></text:p>
          </draw:text-box>
        </draw:frame>
        <draw:connector draw:style-name="gr10" draw:text-style-name="P2" draw:layer="layout" draw:type="line" svg:x1="7.675cm" svg:y1="7.634cm" svg:x2="7cm" svg:y2="8.85cm" draw:start-shape="id5" draw:start-glue-point="3" draw:end-shape="id6" draw:end-glue-point="3" svg:d="M7675 7634l-675 1216" svg:viewBox="0 0 676 1217">
          <text:p/>
        </draw:connector>
        <draw:frame draw:style-name="gr12" draw:text-style-name="P4" draw:layer="layout" svg:width="5.278cm" svg:height="2.604cm" svg:x="21.4cm" svg:y="14.064cm">
          <draw:text-box>
            <text:p><text:span text:style-name="T2">Electric Garden Probe Cable</text:span></text:p>
            <text:p><text:span text:style-name="T2">Specification</text:span></text:p>
            <text:p><text:span text:style-name="T2"/></text:p>
            <text:p><text:span text:style-name="T2">Dimensions are mm except where noted</text:span></text:p>
            <text:p><text:span text:style-name="T2"/></text:p>
            <text:p><text:span text:style-name="T2">Prepared by</text:span></text:p>
            <text:p><text:span text:style-name="T2">Stephen Irons</text:span></text:p>
            <text:p><text:span text:style-name="T2">Brush Technology</text:span></text:p>
            <text:p><text:span text:style-name="T2">2018-08-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5:53:17.053728771</meta:creation-date>
    <dc:date>2018-08-30T11:39:19.013836211</dc:date>
    <meta:editing-duration>PT58M56S</meta:editing-duration>
    <meta:editing-cycles>3</meta:editing-cycles>
    <meta:generator>LibreOffice/6.0.3.2$Linux_X86_64 LibreOffice_project/00m0$Build-2</meta:generator>
    <meta:document-statistic meta:object-count="24"/>
  </office:meta>
</office:document-meta>
</file>